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300" officeooo:paragraph-rsid="001d6300"/>
    </style:style>
    <style:style style:name="P2" style:family="paragraph" style:parent-style-name="Standard">
      <style:text-properties officeooo:rsid="001fb883" officeooo:paragraph-rsid="001fb883"/>
    </style:style>
    <style:style style:name="T1" style:family="text">
      <style:text-properties officeooo:rsid="001e0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: ? Told me she needs a hole dug in . … Friends don’t ask friends <text:span text:style-name="T1">why they need a hole dug in a remote location. Friends just dig.</text:span></text:p>
      <text:p text:style-name="P2">(friendship &gt; ?)</text:p>
      <text:p text:style-name="P2">If you ever need a hole dug</text:p>
      <text:p text:style-name="P2">&gt;</text:p>
      <text:p text:style-name="P2">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8:11:17.265031155</meta:creation-date>
    <dc:date>2024-04-01T18:18:26.593935575</dc:date>
    <meta:editing-duration>PT7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1" meta:character-count="177" meta:non-whitespace-character-count="141"/>
  </office:meta>
</office:document-meta>
</file>